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p1</text:p>
          </table:table-cell>
          <table:table-cell table:number-columns-repeated="2" office:value-type="string">
            <text:p>ap2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string">
            <text:p>Channel #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office:value-type="string">
            <text:p>rssi valu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office:value-type="string">
            <text:p>security type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office:value-type="string">
            <text:p>SSID/BSS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1/14/2014</text:date>, <text:time>12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4-11-12T11:16:44.28</meta:creation-date>
    <dc:date>2014-11-14T12:55:24.20</dc:date>
    <dc:creator>Doug Johnson</dc:creator>
    <meta:editing-duration>P2DT1H23M29S</meta:editing-duration>
    <meta:editing-cycles>1</meta:editing-cycles>
    <meta:document-statistic meta:table-count="3" meta:cell-count="44" meta:object-count="0"/>
    <meta:generator>OpenOffice/4.1.1$Win32 OpenOffice.org_project/411m6$Build-9775</meta:generator>
  </office:meta>
</office:document-meta>
</file>